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font-weight="bold" officeooo:rsid="0014f552" officeooo:paragraph-rsid="0014f552"/>
    </style:style>
    <style:style style:name="T1" style:family="text">
      <style:text-properties fo:font-style="italic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rea para 4/25/18</text:p>
      <text:p text:style-name="P1"/>
      <text:p text:style-name="P1">Leer <text:span text:style-name="T1">La Bella Durmiente</text:span> (165-171, fin de la sección I)</text:p>
      <text:p text:style-name="Text_20_body"> </text:p>
      <text:p text:style-name="Text_20_body">1.  explicar las posibles relaciones (diferencias y semejanzas), entre las cartas incluidas en esta tarea y en las primeras dos. Recordar la necesidad de elaborar una tesis que represente su conclusión analítica sobre el tópico. En clase empezar con la tesis y ofrecer apoyo específico.</text:p>
      <text:p text:style-name="Text_20_body"> </text:p>
      <text:p text:style-name="Text_20_body">2.  resumir las perspectivas sobre el concepto de la mujer que se pueden identificar en lo que hemos leído. Prestar especial atención a la <text:span text:style-name="T2">forma</text:span> en que estas perspectivas se nos comunican.</text:p>
      <text:p text:style-name="Text_20_body">[Para este tema también incluyan un análisis del monólogo interior de las páginas 164-165.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00:26.262719000</meta:creation-date>
    <dc:date>2018-04-20T14:01:32.161955000</dc:date>
    <meta:editing-duration>PT1M6S</meta:editing-duration>
    <meta:editing-cycles>1</meta:editing-cycles>
    <meta:document-statistic meta:table-count="0" meta:image-count="0" meta:object-count="0" meta:page-count="1" meta:paragraph-count="7" meta:word-count="104" meta:character-count="639" meta:non-whitespace-character-count="536"/>
    <meta:generator>LibreOffice/5.2.5.1$MacOSX_X86_64 LibreOffice_project/0312e1a284a7d50ca85a365c316c7abbf20a4d22</meta:generator>
  </office:meta>
</office:document-meta>
</file>